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4D99E29EE1FE7F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262c" officeooo:paragraph-rsid="000f262c" style:font-weight-asian="bold" style:font-weight-complex="bold"/>
    </style:style>
    <style:style style:name="P2" style:family="paragraph" style:parent-style-name="Standard">
      <style:text-properties fo:font-weight="bold" officeooo:rsid="00123898" officeooo:paragraph-rsid="00123898" style:font-weight-asian="bold" style:font-weight-complex="bold"/>
    </style:style>
    <style:style style:name="P3" style:family="paragraph" style:parent-style-name="Standard">
      <style:text-properties officeooo:rsid="001159af" officeooo:paragraph-rsid="001159af"/>
    </style:style>
    <style:style style:name="P4" style:family="paragraph" style:parent-style-name="Standard">
      <style:text-properties officeooo:rsid="00123898" officeooo:paragraph-rsid="00123898"/>
    </style:style>
    <style:style style:name="P5" style:family="paragraph" style:parent-style-name="Standard">
      <style:text-properties officeooo:rsid="0013b4d4" officeooo:paragraph-rsid="0013b4d4"/>
    </style:style>
    <style:style style:name="P6" style:family="paragraph" style:parent-style-name="Standard">
      <style:text-properties officeooo:rsid="001545bc" officeooo:paragraph-rsid="001545bc"/>
    </style:style>
    <style:style style:name="P7" style:family="paragraph" style:parent-style-name="Standard">
      <style:text-properties officeooo:rsid="001617c2" officeooo:paragraph-rsid="001617c2"/>
    </style:style>
    <style:style style:name="P8" style:family="paragraph" style:parent-style-name="Standard">
      <style:text-properties fo:font-weight="bold" officeooo:rsid="001617c2" officeooo:paragraph-rsid="001617c2" style:font-weight-asian="bold" style:font-weight-complex="bold"/>
    </style:style>
    <style:style style:name="P9" style:family="paragraph" style:parent-style-name="Standard">
      <style:text-properties fo:font-weight="bold" officeooo:rsid="001617c2" officeooo:paragraph-rsid="00174f4f" style:font-weight-asian="bold" style:font-weight-complex="bold"/>
    </style:style>
    <style:style style:name="P10" style:family="paragraph" style:parent-style-name="Standard">
      <style:text-properties fo:font-weight="bold" officeooo:rsid="001d5f3d" officeooo:paragraph-rsid="001d5f3d" style:font-weight-asian="bold" style:font-weight-complex="bold"/>
    </style:style>
    <style:style style:name="P11" style:family="paragraph" style:parent-style-name="Standard">
      <style:text-properties fo:font-weight="bold" officeooo:rsid="001e8bd5" officeooo:paragraph-rsid="001e8bd5" style:font-weight-asian="bold" style:font-weight-complex="bold"/>
    </style:style>
    <style:style style:name="P12" style:family="paragraph" style:parent-style-name="Standard">
      <style:text-properties fo:font-weight="bold" officeooo:rsid="00208966" officeooo:paragraph-rsid="00208966" style:font-weight-asian="bold" style:font-weight-complex="bold"/>
    </style:style>
    <style:style style:name="P13" style:family="paragraph" style:parent-style-name="Standard">
      <style:text-properties fo:font-weight="bold" officeooo:rsid="0023c192" officeooo:paragraph-rsid="0023c192" style:font-weight-asian="bold" style:font-weight-complex="bold"/>
    </style:style>
    <style:style style:name="P14" style:family="paragraph" style:parent-style-name="Standard">
      <style:text-properties fo:font-weight="bold" officeooo:rsid="00258673" officeooo:paragraph-rsid="00258673" style:font-weight-asian="bold" style:font-weight-complex="bold"/>
    </style:style>
    <style:style style:name="P15" style:family="paragraph" style:parent-style-name="Standard">
      <style:text-properties officeooo:rsid="001ac521" officeooo:paragraph-rsid="001ac521"/>
    </style:style>
    <style:style style:name="P16" style:family="paragraph" style:parent-style-name="Standard">
      <style:text-properties officeooo:rsid="001b98e4" officeooo:paragraph-rsid="001b98e4"/>
    </style:style>
    <style:style style:name="P17" style:family="paragraph" style:parent-style-name="Standard">
      <style:text-properties officeooo:rsid="001e8bd5" officeooo:paragraph-rsid="001e8bd5"/>
    </style:style>
    <style:style style:name="P18" style:family="paragraph" style:parent-style-name="Standard">
      <style:text-properties officeooo:rsid="0021f55b" officeooo:paragraph-rsid="0021f55b"/>
    </style:style>
    <style:style style:name="P19" style:family="paragraph" style:parent-style-name="Standard">
      <style:text-properties officeooo:rsid="0023c192" officeooo:paragraph-rsid="0023c192"/>
    </style:style>
    <style:style style:name="P20" style:family="paragraph" style:parent-style-name="Standard">
      <style:text-properties officeooo:rsid="00258673" officeooo:paragraph-rsid="00258673"/>
    </style:style>
    <style:style style:name="P21" style:family="paragraph" style:parent-style-name="Standard">
      <style:text-properties officeooo:rsid="00264624" officeooo:paragraph-rsid="00264624"/>
    </style:style>
    <style:style style:name="P22" style:family="paragraph" style:parent-style-name="Standard">
      <style:text-properties officeooo:rsid="00123898" officeooo:paragraph-rsid="00123898"/>
    </style:style>
    <style:style style:name="P2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3898" officeooo:paragraph-rsid="0012389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7a5" style:font-weight-asian="normal" style:font-weight-complex="normal"/>
    </style:style>
    <style:style style:name="T3" style:family="text">
      <style:text-properties fo:font-weight="normal" officeooo:rsid="00123898" style:font-weight-asian="normal" style:font-weight-complex="normal"/>
    </style:style>
    <style:style style:name="T4" style:family="text">
      <style:text-properties fo:font-weight="normal" officeooo:rsid="0021f55b" style:font-weight-asian="normal" style:font-weight-complex="normal"/>
    </style:style>
    <style:style style:name="T5" style:family="text">
      <style:text-properties officeooo:rsid="00123898"/>
    </style:style>
    <style:style style:name="T6" style:family="text">
      <style:text-properties officeooo:rsid="00174f4f"/>
    </style:style>
    <style:style style:name="T7" style:family="text">
      <style:text-properties officeooo:rsid="0018fe4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e8b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3: <text:s/></text:p>
      <text:p text:style-name="P1"/>
      <text:p text:style-name="P1">Setting up visual studio code: <text:a xlink:type="simple" xlink:href="https://linuxacademy.com/cp/courses/lesson/course/4773/lesson/3/module/383" text:style-name="Internet_20_link" text:visited-style-name="Visited_20_Internet_20_Link"><text:span text:style-name="T3">Linux academy</text:span></text:a><text:span text:style-name="T5"> </text:span></text:p>
      <text:p text:style-name="P1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1">Check the installed extensions: <text:s/><text:span text:style-name="T2">Click on the extension button: <text:s/></text:span></text:p>
      <text:p text:style-name="P3"><text:span text:style-name="T5">S</text:span>earch for the already installed extensions: <text:s text:c="2"/>@installed</text:p>
      <text:p text:style-name="P3"/>
      <text:p text:style-name="P2">Which extensions to install:</text:p>
      <text:p text:style-name="P4">Python</text:p>
      <text:p text:style-name="P5">Pyright</text:p>
      <text:p text:style-name="P23">Remote Development</text:p>
      <text:p text:style-name="P4"/>
      <text:p text:style-name="Standard"/>
      <text:p text:style-name="Standard"><text:a xlink:type="simple" xlink:href="https://linuxacademy.com/cp/modules/view/id/168" text:style-name="Internet_20_link" text:visited-style-name="Visited_20_Internet_20_Link">Python 3 Scripting for System Administrators</text:a></text:p>
      <text:p text:style-name="Standard"/>
      <text:p text:style-name="P6">Tools I’m gonna need:</text:p>
      <text:p text:style-name="P6">Git</text:p>
      <text:p text:style-name="P6">wget</text:p>
      <text:p text:style-name="P6">which</text:p>
      <text:p text:style-name="P6">words /usr/share/dic/words</text:p>
      <text:p text:style-name="P6">lsof</text:p>
      <text:p text:style-name="P6">text editor</text:p>
      <text:p text:style-name="Standard"/>
      <text:p text:style-name="Standard"/>
      <text:p text:style-name="P9">To install <text:span text:style-name="T6">development tools, git included</text:span> on a Centos <text:span text:style-name="T6">7</text:span>: <text:tab/></text:p>
      <text:p text:style-name="P9"><text:span text:style-name="T1">yum groupinstall -y “development tools”<text:tab/></text:span></text:p>
      <text:p text:style-name="P9"><text:span text:style-name="T1"/></text:p>
      <text:p text:style-name="P9"><text:span text:style-name="T1"/></text:p>
      <text:p text:style-name="P8"><text:span text:style-name="T7">To list development tools content in Centos 8 / RHEL 8:</text:span><text:span text:style-name="T1"> </text:span></text:p>
      <text:p text:style-name="P7">dnf groupinfo "Development Tools"</text:p>
      <text:p text:style-name="Standard"/>
      <text:p text:style-name="P15"><text:span text:style-name="T8">Install it on RHEL 8 / Centos 8:</text:span> <text:s text:c="4"/>dnf group install "Development Tools"</text:p>
      <text:p text:style-name="Standard"/>
      <text:p text:style-name="P16"><text:span text:style-name="T8">Remove it if necessary: <text:s text:c="2"/></text:span><text:s/><text:tab/>dnf group remove "Development Tools"</text:p>
      <text:p text:style-name="Standard"/>
      <text:p text:style-name="P10">Set up and configure git:</text:p>
      <text:p text:style-name="Standard">git config --global user.name "cloud_user"</text:p>
      <text:p text:style-name="Standard">git config --global user.email "cloud_user@linux.com"</text:p>
      <text:p text:style-name="Standard"/>
      <text:p text:style-name="P11">Modify your .bashrc:</text:p>
      <text:p text:style-name="P17">curl https://raw.githubusercontent.com/linuxacademy/content-python3-sysadmin/master/helpers/bashrc -o ~/.bashrc</text:p>
      <text:p text:style-name="Standard"/>
      <text:p text:style-name="Standard">-<text:span text:style-name="T9">o sends the output to the specified file, in this case your .bashrc</text:span></text:p>
      <text:p text:style-name="Standard"/>
      <text:p text:style-name="P12">Reload bash to see the .bashrc modification: <text:s/><text:tab/><text:span text:style-name="T4">exec $SHELL</text:span></text:p>
      <text:p text:style-name="P18">You will see that the terminal have changed to: <text:s text:c="2"/><text:span text:style-name="T8">~ <text:s/>$</text:span> <text:s text:c="2"/>as has been specified in .bashrc</text:p>
      <text:p text:style-name="Standard"/>
      <text:p text:style-name="P13">Modify the vim editor:</text:p>
      <text:p text:style-name="P19">curl https://raw.githubusercontent.com/linuxacademy/content-python-for-sys-admins/master/helpers/vimrc -o ~/.vimrc</text:p>
      <text:p text:style-name="P19"/>
      <text:p text:style-name="P19"><text:soft-page-break/></text:p>
      <text:p text:style-name="P14">Create the sample file and init git:</text:p>
      <text:p text:style-name="P20">mkdir sample</text:p>
      <text:p text:style-name="P20">touch file.txt</text:p>
      <text:p text:style-name="P20">cd sample</text:p>
      <text:p text:style-name="P20">git init</text:p>
      <text:p text:style-name="Standard"/>
      <text:p text:style-name="P20"><text:span text:style-name="T8">And git add, git commit:</text:span> </text:p>
      <text:p text:style-name="P20">git add --all .</text:p>
      <text:p text:style-name="P20">git commit -m “Added new file”</text:p>
      <text:p text:style-name="P20"/>
      <text:p text:style-name="P20">I will see that my prompt have changed to: <text:s text:c="3"/>sample[master] $ </text:p>
      <text:p text:style-name="P21">The modifications in the .bashrc have a lot of git features on it and will tell me the branch I’m working on, the state, if I did modifications or deletions, etc.</text:p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9:59:43.910264124</meta:creation-date>
    <dc:date>2020-08-28T20:31:29.774211617</dc:date>
    <meta:editing-duration>PT1H39M49S</meta:editing-duration>
    <meta:editing-cycles>24</meta:editing-cycles>
    <meta:generator>LibreOffice/6.0.7.3$Linux_X86_64 LibreOffice_project/00m0$Build-3</meta:generator>
    <meta:document-statistic meta:table-count="0" meta:image-count="1" meta:object-count="0" meta:page-count="3" meta:paragraph-count="42" meta:word-count="247" meta:character-count="1657" meta:non-whitespace-character-count="1423"/>
  </office:meta>
</office:document-meta>
</file>